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2c25b" officeooo:paragraph-rsid="0002c25b"/>
    </style:style>
    <style:style style:name="P2" style:family="paragraph" style:parent-style-name="Standard">
      <style:text-properties officeooo:rsid="0002c25b" officeooo:paragraph-rsid="0002c25b"/>
    </style:style>
    <style:style style:name="P3" style:family="paragraph" style:parent-style-name="Standard">
      <style:text-properties fo:font-weight="bold" officeooo:rsid="00089109" officeooo:paragraph-rsid="00089109" style:font-weight-asian="bold" style:font-weight-complex="bold"/>
    </style:style>
    <style:style style:name="P4" style:family="paragraph" style:parent-style-name="Text_20_body" style:list-style-name="L1"/>
    <style:style style:name="P5" style:family="paragraph" style:parent-style-name="Text_20_body" style:list-style-name="L1">
      <style:text-properties officeooo:paragraph-rsid="0002c25b"/>
    </style:style>
    <style:style style:name="P6" style:family="paragraph" style:parent-style-name="Text_20_body" style:list-style-name="L1">
      <style:text-properties officeooo:rsid="0002c25b" officeooo:paragraph-rsid="0002c25b"/>
    </style:style>
    <style:style style:name="P7" style:family="paragraph" style:parent-style-name="Text_20_body">
      <style:text-properties officeooo:paragraph-rsid="0002c25b"/>
    </style:style>
    <style:style style:name="P8" style:family="paragraph" style:parent-style-name="Text_20_body" style:list-style-name="L2">
      <style:text-properties officeooo:paragraph-rsid="0002c25b"/>
    </style:style>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1">
      <style:paragraph-properties fo:margin-top="0in" fo:margin-bottom="0in" loext:contextual-spacing="false"/>
      <style:text-properties officeooo:paragraph-rsid="0002c25b"/>
    </style:style>
    <style:style style:name="T1" style:family="text">
      <style:text-properties officeooo:rsid="0002c25b"/>
    </style:style>
    <style:style style:name="T2" style:family="text">
      <style:text-properties officeooo:rsid="000a3f2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n functional requiremtns</text:p>
      <text:p text:style-name="P2"/>
      <text:list xml:id="list2875110622" text:style-name="L1">
        <text:list-item>
          <text:p text:style-name="P10"><text:span text:style-name="T1">Modifiability and Maintainability</text:span></text:p>
        </text:list-item>
        <text:list-item>
          <text:p text:style-name="P9">Usability </text:p>
        </text:list-item>
        <text:list-item>
          <text:p text:style-name="P9">Security </text:p>
        </text:list-item>
        <text:list-item>
          <text:p text:style-name="P9">Testability </text:p>
        </text:list-item>
        <text:list-item>
          <text:p text:style-name="P9">Availability </text:p>
        </text:list-item>
        <text:list-item>
          <text:p text:style-name="P9">Performance </text:p>
        </text:list-item>
        <text:list-item>
          <text:p text:style-name="P4">Observability </text:p>
        </text:list-item>
        <text:list-item>
          <text:p text:style-name="P6">Scalability</text:p>
        </text:list-item>
        <text:list-item>
          <text:p text:style-name="P6">Portability</text:p>
        </text:list-item>
        <text:list-item>
          <text:p text:style-name="P6">Compability with other systems /componetns</text:p>
        </text:list-item>
        <text:list-item>
          <text:p text:style-name="P5"><text:span text:style-name="T1">Reliability </text:span></text:p>
        </text:list-item>
      </text:list>
      <text:p text:style-name="P7"><text:span text:style-name="T1">good list: <text:s/></text:span></text:p>
      <text:list xml:id="list234549556319866" text:continue-numbering="true" text:style-name="L1">
        <text:list-item>
          <text:p text:style-name="P5">https://scaledagileframework.com/nonfunctional-requirements/</text:p>
        </text:list-item>
        <text:list-item>
          <text:p text:style-name="P5"><text:a xlink:type="simple" xlink:href="https://www.redhat.com/architect/nonfunctional-requirements-architecture" text:style-name="Internet_20_link" text:visited-style-name="Visited_20_Internet_20_Link"><text:span text:style-name="T1">https://www.redhat.com/architect/nonfunctional-requirements-architecture</text:span></text:a></text:p>
        </text:list-item>
        <text:list-item>
          <text:p text:style-name="P5"><text:a xlink:type="simple" xlink:href="https://www.geeksforgeeks.org/what-are-non-functional-requirements-in-system-design-examples-definition/" text:style-name="Internet_20_link" text:visited-style-name="Visited_20_Internet_20_Link">https://www.geeksforgeeks.org/what-are-non-functional-requirements-in-system-design-examples-definition/</text:a></text:p>
        </text:list-item>
        <text:list-item>
          <text:p text:style-name="P5"><text:span text:style-name="T2">example with box on prority adds deployability → </text:span>https://www.boxuk.com/insight/guide-to-non-functional-requirements-types-and-examples/</text:p>
        </text:list-item>
      </text:list>
      <text:p text:style-name="P7"><text:span text:style-name="T1">detailed list:</text:span></text:p>
      <text:list xml:id="list57623919" text:style-name="L2">
        <text:list-item>
          <text:p text:style-name="P8"><text:span text:style-name="T1">https://en.wikipedia.org/wiki/Non-functional_requirement</text:span></text:p>
        </text:list-item>
      </text:list>
      <text:p text:style-name="P3">into: https://pubs.opengroup.org/onlinepubs/7699909199/toc.pdf</text:p>
      <text:p text:style-name="P2"/>
      <text:p text:style-name="P2">resources<text:line-break/>https://www.codefiend.co.uk/mustapo-architecture-qualities-list/<text:line-break/><text:a xlink:type="simple" xlink:href="https://www.altexsoft.com/blog/non-functional-requirements/" text:style-name="Internet_20_link" text:visited-style-name="Visited_20_Internet_20_Link">https://www.altexsoft.com/blog/non-functional-requirements/</text:a></text:p>
      <text:p text:style-name="P2"/>
      <text:p text:style-name="P2">also make example</text:p>
      <text:p text:style-name="P2"><text:a xlink:type="simple" xlink:href="https://www.codefiend.co.uk/architecture-kata-example/" text:style-name="Internet_20_link" text:visited-style-name="Visited_20_Internet_20_Link">https://www.codefiend.co.uk/architecture-kata-example/</text:a><text:line-break/></text:p>
      <text:p text:style-name="P2">and implement project </text:p>
      <text:p text:style-name="P2"/>
      <text:p text:style-name="P2"/>
      <text:h text:style-name="P1" text:outline-level="2">Validate and verify NFRs </text:h>
      <text:p text:style-name="Text_20_body">The final step is to validate and verify that the NFRs are met by the software system. You should use various techniques and tools to test, measure, and monitor the NFRs throughout the software development life cycle. For example, you can use load testing, stress testing, or performance testing to <text:soft-page-break/>check the NFRs related to speed, throughput, or latency. You can use usability testing, user feedback, or analytics to check the NFRs related to user experience, satisfaction, or engagement. You can use code analysis, code reviews, or audits to check the NFRs related to quality, maintainability, or security. </text:p>
      <text:p text:style-name="Text_20_body">Managing NFRs in your software architecture is not a one-time activity, but a continuous and iterative process. You should regularly review and update the NFRs based on the changing needs and expectations of the users and stakeholders. You should also evaluate and improve the architecture design and implementation based on the feedback and results of the validation and verification. By doing so, you can ensure that your software system delivers the desired value and quality to your customers and clients. </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7-31T23:30:15.834121223</meta:creation-date>
    <dc:date>2024-07-31T23:45:47.862954193</dc:date>
    <meta:editing-duration>PT5M19S</meta:editing-duration>
    <meta:editing-cycles>6</meta:editing-cycles>
    <meta:generator>LibreOffice/6.4.7.2$Linux_X86_64 LibreOffice_project/40$Build-2</meta:generator>
    <meta:document-statistic meta:table-count="0" meta:image-count="0" meta:object-count="0" meta:page-count="2" meta:paragraph-count="27" meta:word-count="247" meta:character-count="2108" meta:non-whitespace-character-count="1890"/>
  </office:meta>
</office:document-meta>
</file>